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3e90" officeooo:paragraph-rsid="00093e90"/>
    </style:style>
    <style:style style:name="P2" style:family="paragraph" style:parent-style-name="Standard">
      <style:paragraph-properties fo:text-align="center" style:justify-single-word="false"/>
      <style:text-properties fo:font-size="14pt" officeooo:rsid="000d135b" officeooo:paragraph-rsid="000d135b" style:font-size-asian="12.25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ac47"/>
    </style:style>
    <style:style style:name="T3" style:family="text">
      <style:text-properties style:text-position="super 58%" officeooo:rsid="000d135b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a9b87"/>
    </style:style>
    <style:style style:name="T6" style:family="text">
      <style:text-properties style:text-position="0% 100%" officeooo:rsid="000b4487"/>
    </style:style>
    <style:style style:name="T7" style:family="text">
      <style:text-properties style:text-position="0% 100%" officeooo:rsid="000bfa4a"/>
    </style:style>
    <style:style style:name="T8" style:family="text">
      <style:text-properties style:text-position="0% 100%" officeooo:rsid="000cac47"/>
    </style:style>
    <style:style style:name="T9" style:family="text">
      <style:text-properties style:text-position="0% 100%" officeooo:rsid="000d135b"/>
    </style:style>
    <style:style style:name="T10" style:family="text">
      <style:text-properties officeooo:rsid="000a9b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 Proof</text:p>
      <text:p text:style-name="P2"/>
      <text:p text:style-name="P1"><text:span text:style-name="T10"><text:tab/>The algorithm implimented ended up with an </text:span>O((N-W)+M<text:span text:style-name="T1">2</text:span><text:span text:style-name="T4">) </text:span><text:span text:style-name="T5">time complexity. <text:s/>First, the inputs are taken through getline() and stored in variables key and hint. <text:s/>The indecies in the key are then found using a while loop with time complexity O(N-W), if statements, and the substr() function </text:span><text:span text:style-name="T6">and are stored in int array icode[]. <text:s/>Next, rcode[] is initialized and icode[] is copied into it in reverse order in O(M) time complexity. <text:s/>Next, </text:span><text:span text:style-name="T7">a nested for loop searches </text:span><text:span text:style-name="T8">in O(M</text:span><text:span text:style-name="T2">2</text:span><text:span text:style-name="T8">) time for each element of icode[] in rcode[] and rcode[] elements in icode[] and stores them in strings ficode and frcode respectively. <text:s/>Once, icode[] and rcode[] have been compared and ficode and frcode have been filled, the longer string between ficode and frcode is then printed as the output. <text:s/></text:span><text:span text:style-name="T9">Thus, the final time complexity is O((N–W)+M+M</text:span><text:span text:style-name="T3">2</text:span><text:span text:style-name="T9">) which equals O((N-W) + M</text:span><text:span text:style-name="T3">2</text:span><text:span text:style-name="T9">) time complex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7:38:44.379204705</meta:creation-date>
    <dc:date>2017-04-12T11:59:18.855368578</dc:date>
    <meta:editing-duration>PT14H44S</meta:editing-duration>
    <meta:editing-cycles>1</meta:editing-cycles>
    <meta:document-statistic meta:table-count="0" meta:image-count="0" meta:object-count="0" meta:page-count="1" meta:paragraph-count="2" meta:word-count="144" meta:character-count="873" meta:non-whitespace-character-count="725"/>
    <meta:generator>LibreOffice/5.3.2.2$Linux_X86_64 LibreOffice_project/30m0$Build-2</meta:generator>
  </office:meta>
</office:document-meta>
</file>